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Title" style:master-page-name="Standard">
      <style:paragraph-properties style:page-number="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bookmark text:name="_9iarpqsxcum"/>Report</text:p>
      <text:p text:style-name="Subtitle"><text:bookmark text:name="_ko0j1h7qxvot"/>21297919, Gao Yuyang</text:p>
      <text:p text:style-name="Heading_20_1"><text:bookmark text:name="_p7y19k779l08"/>Abstract:</text:p>
      <text:p text:style-name="Standard"/>
      <text:p text:style-name="Standard">This report presents the results of an analysis of vehicle emission data using a Python program. The purpose of the program was to gain insights into the emission of different vehicles and to identify trends and patterns in the data. The program allowed the user to filter the data by year, make, model, and CO2 emissions, and to generate 4 different plots of the filtered data. The results of the analysis showed that certain makes and models of vehicles had more entries in the data than others, and that the distribution of makes was not evenly distributed across the data. The program also identified the years with the highest emission values and provided recommendations for further investigation of the data.</text:p>
      <text:p text:style-name="Standard"/>
      <text:p text:style-name="Heading_20_1"><text:bookmark text:name="_ubme04l15hdy"/>Background:</text:p>
      <text:p text:style-name="Standard"/>
      <text:p text:style-name="Standard">This analysis used a Python program to examine a dataset of vehicle emission data in order to identify trends and patterns in the data and to answer questions about the emission characteristics of different vehicles.</text:p>
      <text:p text:style-name="Standard"/>
      <text:p text:style-name="Heading_20_1"><text:bookmark text:name="_1r8uplbgkm40"/>Methodology:</text:p>
      <text:p text:style-name="Standard"/>
      <text:p text:style-name="Standard">The Python program used in this analysis was developed using the Emission class and several functions to filter the data and generate plots. The program allowed the user to filter the data by year, make, model, and CO2 emissions, These filters were stored in four separate lists: yearlist, makelist, modellist, and CO2list.</text:p>
      <text:p text:style-name="Standard"/>
      <text:p text:style-name="Standard">The filtration function was used to iterate through the data list and filter out any Emission objects that did not match the specified filters. The filtered data was then plotted using histogram, scatter, line, and bar plot, with the x-axis representing the year, make or engine size and the y-axis representing the CO2 emissions. </text:p>
      <text:p text:style-name="Standard"/>
      <text:p text:style-name="Standard"/>
      <text:p text:style-name="Heading_20_1"><text:bookmark text:name="_qldu558awkq7"/>Results:</text:p>
      <text:p text:style-name="Standard"/>
      <text:p text:style-name="Standard">The results of the analysis showed that certain makes and models of vehicles had more entries in the data than others. For example, the Nissan LEAF and the Tesla Model S had a large number of entries, while other makes and models had fewer entries. The distribution of makes was not evenly distributed across the data, with some makes having a larger number of entries than others.</text:p>
      <text:p text:style-name="Standard"/>
      <text:p text:style-name="Standard">The program also identified the years with the highest emission values. The highest emission values were generally observed in older vehicles, with the highest values being observed in vehicles made in the 2012-2014 timeframe. However, there were also some newer vehicles with high emission values.</text:p>
      <text:p text:style-name="Standard"/>
      <text:p text:style-name="Heading_20_1"><text:bookmark text:name="_g8pex5c4co4g"/>Conclusion and Future Work:</text:p>
      <text:p text:style-name="Standard"/>
      <text:p text:style-name="Standard"><text:soft-page-break/>Overall, this analysis of vehicle emission data provided insights into the emission of different vehicles and identified trends and patterns in the data. Further investigation of the data could be performed to explore these trends in more detail and to identify possible causes for the observed patterns. For example, further analysis could be performed to determine whether the emission values of vehicles are correlated with other factors, such as engine size or transmission type.</text:p>
      <text:p text:style-name="Standard"/>
      <text:p text:style-name="Heading_20_1"><text:bookmark text:name="_623okxenjiun"/>References:</text:p>
      <text:p text:style-name="Standard"/>
      <text:p text:style-name="Standard">CSV file containing car emission data from https://www.rncan.gc.ca/sites/nrcan/files/oee/files/csv/AM2012- 2022%20V%C3% A9hicules% 20%C3%A9lectriques%20%C3%A0%20batterie.csv</text:p>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2" meta:paragraph-count="16" meta:word-count="471" meta:character-count="3024" meta:non-whitespace-character-count="2568"/>
    <meta:generator>LibreOfficeDev/6.0.5.2$Linux_X86_64 LibreOffice_project/</meta:generator>
  </office:meta>
</office:document-meta>
</file>